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076cm" style:use-optimal-column-width="false"/>
    </style:style>
    <style:style style:name="co2" style:family="table-column">
      <style:table-column-properties style:column-width="4.846cm" style:use-optimal-column-width="false"/>
    </style:style>
    <style:style style:name="co3" style:family="table-column">
      <style:table-column-properties style:column-width="3.944cm" style:use-optimal-column-width="false"/>
    </style:style>
    <style:style style:name="co4" style:family="table-column">
      <style:table-column-properties style:column-width="3.387cm" style:use-optimal-column-width="false"/>
    </style:style>
    <style:style style:name="co5" style:family="table-column">
      <style:table-column-properties style:column-width="3.492cm" style:use-optimal-column-width="false"/>
    </style:style>
    <style:style style:name="co6" style:family="table-column">
      <style:table-column-properties style:column-width="3.228cm" style:use-optimal-column-width="false"/>
    </style:style>
    <style:style style:name="ro1" style:family="table-row">
      <style:table-row-properties style:row-height="3.743cm"/>
    </style:style>
    <style:style style:name="ro2" style:family="table-row">
      <style:table-row-properties style:row-height="1.716cm"/>
    </style:style>
    <style:style style:name="ro3" style:family="table-row">
      <style:table-row-properties style:row-height="1.649cm"/>
    </style:style>
    <style:style style:name="ro4" style:family="table-row">
      <style:table-row-properties style:row-height="1.15cm"/>
    </style:style>
    <style:style style:name="ro5" style:family="table-row">
      <style:table-row-properties style:row-height="1.736cm"/>
    </style:style>
    <style:style style:name="ro6" style:family="table-row">
      <style:table-row-properties style:row-height="2.261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2.972cm" svg:height="24.235cm" svg:x="4.385cm" svg:y="1.324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>
                <text:p>Youssef</text:p>
                <text:p/>
              </table:table-cell>
              <table:table-cell>
                <text:p>Robin</text:p>
              </table:table-cell>
              <table:table-cell>
                <text:p>Nicolas</text:p>
              </table:table-cell>
              <table:table-cell>
                <text:p>Rémy</text:p>
              </table:table-cell>
            </table:table-row>
            <table:table-row table:style-name="ro2" table:default-cell-style-name="ce1">
              <table:table-cell table:number-rows-spanned="2">
                <text:p>BdD</text:p>
              </table:table-cell>
              <table:table-cell>
                <text:p>Étude</text:p>
              </table:table-cell>
              <table:table-cell>
                <text:p>CR</text:p>
                <text:p/>
              </table:table-cell>
              <table:table-cell>
                <text:p>CR</text:p>
              </table:table-cell>
              <table:table-cell>
                <text:p>CR</text:p>
              </table:table-cell>
              <table:table-cell>
                <text:p>CR</text:p>
              </table:table-cell>
            </table:table-row>
            <table:table-row table:style-name="ro3" table:default-cell-style-name="ce1">
              <table:covered-table-cell/>
              <table:table-cell>
                <text:p>Implémentation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</text:p>
              </table:table-cell>
            </table:table-row>
            <table:table-row table:style-name="ro3" table:default-cell-style-name="ce1">
              <table:table-cell table:number-rows-spanned="2">
                <text:p>Style</text:p>
                <text:p/>
              </table:table-cell>
              <table:table-cell>
                <text:p>Gabarit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covered-table-cell/>
              <table:table-cell>
                <text:p>Implémentation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 table:number-rows-spanned="2">
                <text:p>Absorbtion</text:p>
              </table:table-cell>
              <table:table-cell>
                <text:p>Récupération de données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covered-table-cell/>
              <table:table-cell>
                <text:p>Enregistrement BdD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table-cell table:number-rows-spanned="2">
                <text:p>Recherche</text:p>
              </table:table-cell>
              <table:table-cell>
                <text:p>Formulaire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covered-table-cell/>
              <table:table-cell>
                <text:p>Google Maps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table-cell table:number-rows-spanned="3">
                <text:p>Affichage</text:p>
              </table:table-cell>
              <table:table-cell>
                <text:p>Par mois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covered-table-cell/>
              <table:table-cell>
                <text:p>Par période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covered-table-cell/>
              <table:table-cell>
                <text:p>général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</text:p>
              </table:table-cell>
            </table:table-row>
            <table:table-row table:style-name="ro4" table:default-cell-style-name="ce1">
              <table:table-cell table:number-rows-spanned="2">
                <text:p>Tests</text:p>
              </table:table-cell>
              <table:table-cell>
                <text:p>Tests unitaires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R</text:p>
              </table:table-cell>
              <table:table-cell>
                <text:p>CR</text:p>
              </table:table-cell>
            </table:table-row>
            <table:table-row table:style-name="ro5" table:default-cell-style-name="ce1">
              <table:covered-table-cell/>
              <table:table-cell>
                <text:p>Tests fonctionnels</text:p>
              </table:table-cell>
              <table:table-cell>
                <text:p>CR</text:p>
              </table:table-cell>
              <table:table-cell>
                <text:p>CR</text:p>
              </table:table-cell>
              <table:table-cell>
                <text:p>CR</text:p>
              </table:table-cell>
              <table:table-cell>
                <text:p>CR</text:p>
              </table:table-cell>
            </table:table-row>
            <table:table-row table:style-name="ro6" table:default-cell-style-name="ce1">
              <table:table-cell>
                <text:p>Application mobile</text:p>
              </table:table-cell>
              <table:table-cell/>
              <table:table-cell>
                <text:p>CR</text:p>
              </table:table-cell>
              <table:table-cell>
                <text:p>CR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0:44:25.244311445</meta:creation-date>
    <dc:date>2015-09-21T11:04:54.013704057</dc:date>
    <meta:editing-duration>PT36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